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6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10" style:family="paragraph" style:parent-style-name="Standard">
      <style:text-properties style:font-name-asian="標楷體"/>
    </style:style>
    <style:style style:name="P11" style:family="paragraph" style:parent-style-name="Standard">
      <style:text-properties style:font-name-asian="標楷體" style:language-asian="zh" style:country-asian="TW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15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16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17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0" style:family="paragraph" style:parent-style-name="Heading_20_3">
      <style:text-properties fo:font-size="16pt" style:font-name-asian="標楷體" style:font-size-asian="16pt" style:font-size-complex="16pt"/>
    </style:style>
    <style:style style:name="P21" style:family="paragraph" style:parent-style-name="Heading_20_3">
      <style:text-properties style:font-name-asian="標楷體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3">第一章　決策系統<text:tab/>2</text:p>
          <text:p text:style-name="P13">第二章　決策條件<text:tab/>3</text:p>
          <text:p text:style-name="P18">第一節　純量決策條件<text:tab/>4</text:p>
          <text:p text:style-name="P12">第二段　資料庫設計<text:tab/>4</text:p>
          <text:p text:style-name="P12">第三段　純量條件用途類型<text:tab/>5</text:p>
          <text:p text:style-name="P18">第二節　模糊決策條件<text:tab/>6</text:p>
          <text:p text:style-name="P18">第三節　灰色系統條件<text:tab/>7</text:p>
          <text:p text:style-name="P13">第三章　決策行動<text:tab/>8</text:p>
          <text:p text:style-name="P13">第四章　知識庫中心決策派發系統<text:tab/>9</text:p>
          <text:p text:style-name="P13">第五章　博奕論決策系統<text:tab/>10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</text:p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4">決策條件</text:p>
      <text:p text:style-name="P4">決策行動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5" text:outline-level="1">第二章　決策條件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4">純量決策條件</text:p>
      <text:p text:style-name="P4">模糊決策條件</text:p>
      <text:p text:style-name="P4">灰色系統條件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P19" text:outline-level="2">第一節　純量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h text:style-name="P20" text:outline-level="3">第<text:span text:style-name="T1">二</text:span>段　資料庫設計</text:h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section text:style-name="Sect1" text:name="純量條件資料庫設計">
        <text:p text:style-name="P6">create table `decisionconditions` (</text:p>
        <text:p text:style-name="P6"><text:s text:c="2"/>`id` bigint not null auto_increment primary key,</text:p>
        <text:p text:style-name="P6"><text:s text:c="2"/>`uuid` bigint not null,</text:p>
        <text:p text:style-name="P6"><text:s text:c="2"/>`used` integer default 1,</text:p>
        <text:p text:style-name="P6"><text:s text:c="2"/>`type` integer default 1,</text:p>
        <text:p text:style-name="P6"><text:s text:c="2"/>`states` bigint default 0,</text:p>
        <text:p text:style-name="P6"><text:s text:c="2"/>`name` tinyblob default '',</text:p>
        <text:p text:style-name="P6"><text:s text:c="2"/>`json` longblob default '',</text:p>
        <text:p text:style-name="P6"><text:s text:c="2"/>`ltime` timestamp not null default current_timestamp() on update current_timestamp(),</text:p>
        <text:p text:style-name="P6"><text:s text:c="2"/>KEY `uuid` (`uuid`),</text:p>
        <text:p text:style-name="P6"><text:s text:c="2"/>KEY `used` (`used`),</text:p>
        <text:p text:style-name="P6"><text:s text:c="2"/>KEY `type` (`type`),</text:p>
        <text:p text:style-name="P6"><text:s text:c="2"/>KEY `states` (`states`),</text:p>
        <text:p text:style-name="P6"><text:s text:c="2"/>KEY `name` (`name`(64)),</text:p>
        <text:p text:style-name="P6"><text:s text:c="2"/>KEY `json` (`json`(64)),</text:p>
        <text:p text:style-name="P6"><text:s text:c="2"/>KEY `ltime` (`ltime`)</text:p>
        <text:p text:style-name="P6">) ENGINE=Aria default charset=utf8mb4 ;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h text:style-name="P21" text:outline-level="3"><text:span text:style-name="T2">第</text:span><text:span text:style-name="T3">三</text:span><text:span text:style-name="T2">段　</text:span><text:span text:style-name="T3">純量條件</text:span><text:span text:style-name="T2">用途類型</text:span></text:h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8">用途編號</text:p>
          </table:table-cell>
          <table:table-cell table:style-name="純量條件用途類型列表.A1" office:value-type="string">
            <text:p text:style-name="P8">用途名稱</text:p>
          </table:table-cell>
          <table:table-cell table:style-name="純量條件用途類型列表.C1" office:value-type="string">
            <text:p text:style-name="P8">用途說明</text:p>
          </table:table-cell>
        </table:table-row>
        <table:table-row>
          <table:table-cell table:style-name="純量條件用途類型列表.A2" office:value-type="float" office:value="0">
            <text:p text:style-name="P9">0</text:p>
          </table:table-cell>
          <table:table-cell table:style-name="純量條件用途類型列表.B2" office:value-type="string">
            <text:p text:style-name="P5">無指定</text:p>
          </table:table-cell>
          <table:table-cell table:style-name="純量條件用途類型列表.C2" office:value-type="string">
            <text:p text:style-name="P5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9">1</text:p>
          </table:table-cell>
          <table:table-cell table:style-name="純量條件用途類型列表.B2" office:value-type="string">
            <text:p text:style-name="P5">程式間流程控制</text:p>
          </table:table-cell>
          <table:table-cell table:style-name="純量條件用途類型列表.C2" office:value-type="string">
            <text:p text:style-name="P5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9">2</text:p>
          </table:table-cell>
          <table:table-cell table:style-name="純量條件用途類型列表.B2" office:value-type="string">
            <text:p text:style-name="P5">知識庫中心控制</text:p>
          </table:table-cell>
          <table:table-cell table:style-name="純量條件用途類型列表.C2" office:value-type="string">
            <text:p text:style-name="P5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9">3</text:p>
          </table:table-cell>
          <table:table-cell table:style-name="純量條件用途類型列表.B2" office:value-type="string">
            <text:p text:style-name="P5">資料庫中心記錄</text:p>
          </table:table-cell>
          <table:table-cell table:style-name="純量條件用途類型列表.C2" office:value-type="string">
            <text:p text:style-name="P5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9">4</text:p>
          </table:table-cell>
          <table:table-cell table:style-name="純量條件用途類型列表.B2" office:value-type="string">
            <text:p text:style-name="P5">輔助程式設計用途</text:p>
          </table:table-cell>
          <table:table-cell table:style-name="純量條件用途類型列表.C2" office:value-type="string">
            <text:p text:style-name="P5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5">
            <text:p text:style-name="P9">5</text:p>
          </table:table-cell>
          <table:table-cell table:style-name="純量條件用途類型列表.B2" office:value-type="string">
            <text:p text:style-name="P5">計畫中尚未實際採用</text:p>
          </table:table-cell>
          <table:table-cell table:style-name="純量條件用途類型列表.C2" office:value-type="string">
            <text:p text:style-name="P5">標記為計畫中所使用的條件，避開決策派發系統使用該條件作為判斷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P19" text:outline-level="2">第二節　模糊決策條件</text:h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P19" text:outline-level="2">第三節　灰色系統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P14" text:outline-level="1">第三章　決策行動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P16" text:outline-level="1"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P17" text:outline-level="1"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1</text:page-number>/<text:page-count>11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15T18:10:58.32</dc:date>
    <dc:creator>峰澐 林</dc:creator>
    <meta:editing-duration>PT47M14S</meta:editing-duration>
    <meta:editing-cycles>53</meta:editing-cycles>
    <meta:generator>OpenOffice/4.1.12$Win32 OpenOffice.org_project/4112m1$Build-9809</meta:generator>
    <meta:document-statistic meta:table-count="1" meta:image-count="0" meta:object-count="0" meta:page-count="11" meta:paragraph-count="79" meta:word-count="932" meta:character-count="1466"/>
  </office:meta>
</office:document-meta>
</file>